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beb4" officeooo:paragraph-rsid="0001beb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RS - Study Version Control</text:p>
      <text:p text:style-name="P1"/>
      <text:p text:style-name="P1">FRS - Versionning of the studies and mainly versionning of the CRF is based on the metadataversion entity:</text:p>
      <text:p text:style-name="P1">One study can contains several metadataversion including a protocol (this is a way to version the protocol)</text:p>
      <text:p text:style-name="P1">Clinical Data re directly related to a metadataversion, then if the metadataversion changes, all the related data such as Subject, StudyEvents date, form status or items value are connected to the proper version, including the audit trail information.</text:p>
      <text:p text:style-name="P1"/>
      <text:p text:style-name="P1">The definition of the items can be changed from one metadataversion to another one (for example the type of data can be changed) or information can be added. In case of update the OID of the Def Items will remain the same, or new OID will appear if some new items are added in the CRF.</text:p>
      <text:p text:style-name="P1"/>
      <text:p text:style-name="P1">The retrieval of the clinical data is based on the study (one study contains several metadatavers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8T18:27:45.519031752</meta:creation-date>
    <dc:date>2019-12-18T18:33:02.592741959</dc:date>
    <meta:editing-duration>PT5M17S</meta:editing-duration>
    <meta:editing-cycles>1</meta:editing-cycles>
    <meta:document-statistic meta:table-count="0" meta:image-count="0" meta:object-count="0" meta:page-count="1" meta:paragraph-count="6" meta:word-count="150" meta:character-count="879" meta:non-whitespace-character-count="734"/>
    <meta:generator>LibreOffice/6.2.7.1$Linux_X86_64 LibreOffice_project/20$Build-1</meta:generator>
  </office:meta>
</office:document-meta>
</file>